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cm" fo:min-width="6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6.7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cm" fo:min-width="7cm"/>
      <style:paragraph-properties style:writing-mode="lr-tb"/>
    </style:style>
    <style:style style:name="gr5" style:family="graphic" style:parent-style-name="objectwithoutfill">
      <style:graphic-properties draw:marker-end="화살촉_20_1" draw:marker-end-width="0.3cm" draw:fill="none" draw:textarea-vertical-align="middle"/>
    </style:style>
    <style:style style:name="gr6" style:family="graphic" style:parent-style-name="objectwithoutfill">
      <style:graphic-properties draw:marker-end="화살촉_20_2" draw:marker-end-width="0.3cm" draw:fill="none" draw:textarea-vertical-align="middle"/>
    </style:style>
    <style:style style:name="gr7" style:family="graphic" style:parent-style-name="objectwithoutfill">
      <style:graphic-properties draw:marker-end="화살촉_20_4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126cm" fo:min-width="3.75cm"/>
      <style:paragraph-properties style:writing-mode="lr-tb"/>
    </style:style>
    <style:style style:name="gr9" style:family="graphic" style:parent-style-name="objectwithoutfill">
      <style:graphic-properties draw:marker-end="화살촉_20_5" draw:marker-end-width="0.3cm" draw:fill="none" draw:textarea-vertical-align="middle"/>
    </style:style>
    <style:style style:name="gr10" style:family="graphic" style:parent-style-name="objectwithoutfill">
      <style:graphic-properties draw:marker-end="화살촉_20_6" draw:marker-end-width="0.3cm" draw:fill="none" draw:textarea-vertical-align="middl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25cm" fo:min-width="3.75cm"/>
      <style:paragraph-properties style:writing-mode="lr-tb"/>
    </style:style>
    <style:style style:name="gr12" style:family="graphic" style:parent-style-name="objectwithoutfill">
      <style:graphic-properties draw:marker-end="화살촉_20_7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1" xml:id="id1" draw:id="id1" draw:layer="layout" svg:width="7.25cm" svg:height="1.25cm" svg:x="5.875cm" svg:y="4.75cm">
          <text:p text:style-name="P1">언어 입력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7.5cm" svg:height="1.5cm" svg:x="5.75cm" svg:y="8.313cm">
          <text:p text:style-name="P1">언어 분석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7.5cm" svg:height="1.5cm" svg:x="5.75cm" svg:y="12cm">
          <text:p text:style-name="P1">언어 해석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7.25cm" svg:height="2cm" svg:x="5.875cm" svg:y="19.138cm">
          <text:p text:style-name="P1">언어 맥락 고려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7.5cm" svg:height="1.25cm" svg:x="5.75cm" svg:y="23.2cm">
          <text:p text:style-name="P1">언어 메시지 산출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9.5cm" svg:y1="6cm" svg:x2="9.5cm" svg:y2="8.313cm" draw:start-shape="id1" draw:start-glue-point="2" draw:end-shape="id2" draw:end-glue-point="0" svg:d="M9500 6000v2313" svg:viewBox="0 0 1 2314">
          <text:p/>
        </draw:connector>
        <draw:connector draw:style-name="gr6" draw:text-style-name="P2" draw:layer="layout" draw:type="line" svg:x1="9.5cm" svg:y1="9.813cm" svg:x2="9.5cm" svg:y2="12cm" draw:start-shape="id2" draw:start-glue-point="2" draw:end-shape="id3" draw:end-glue-point="0" svg:d="M9500 9813v2187" svg:viewBox="0 0 1 2188">
          <text:p/>
        </draw:connector>
        <draw:connector draw:style-name="gr7" draw:text-style-name="P2" draw:layer="layout" draw:type="line" svg:x1="9.5cm" svg:y1="21.138cm" svg:x2="9.5cm" svg:y2="23.2cm" draw:start-shape="id4" draw:start-glue-point="2" draw:end-shape="id5" draw:end-glue-point="0" svg:d="M9500 21138v2062" svg:viewBox="0 0 1 2063">
          <text:p/>
        </draw:connector>
        <draw:custom-shape draw:style-name="gr8" draw:text-style-name="P1" xml:id="id6" draw:id="id6" draw:layer="layout" svg:width="8.5cm" svg:height="2.75cm" svg:x="5.25cm" svg:y="14.75cm">
          <text:p text:style-name="P1">의사소통의 목적을 달성하였는가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2" draw:layer="layout" draw:type="line" svg:x1="9.5cm" svg:y1="13.5cm" svg:x2="9.5cm" svg:y2="14.75cm" draw:start-shape="id3" draw:start-glue-point="2" draw:end-shape="id6" draw:end-glue-point="4" svg:d="M9500 13500v1250" svg:viewBox="0 0 1 1251">
          <text:p/>
        </draw:connector>
        <draw:connector draw:style-name="gr10" draw:text-style-name="P2" draw:layer="layout" draw:type="line" svg:x1="9.5cm" svg:y1="17.5cm" svg:x2="9.5cm" svg:y2="19.138cm" draw:start-shape="id6" draw:start-glue-point="6" draw:end-shape="id4" draw:end-glue-point="0" svg:d="M9500 17500v1638" svg:viewBox="0 0 1 1639">
          <text:p text:style-name="P1">아니오</text:p>
        </draw:connector>
        <draw:custom-shape draw:style-name="gr11" draw:text-style-name="P1" xml:id="id7" draw:id="id7" draw:layer="layout" svg:width="4.25cm" svg:height="1.5cm" svg:x="15.5cm" svg:y="15.375cm">
          <text:p text:style-name="P1">종료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draw:type="line" svg:x1="13.75cm" svg:y1="16.125cm" svg:x2="15.5cm" svg:y2="16.125cm" draw:start-shape="id6" draw:start-glue-point="7" draw:end-shape="id7" draw:end-glue-point="3" svg:d="M13750 16125h1750" svg:viewBox="0 0 175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marker draw:name="화살촉_20_1" draw:display-name="화살촉 1" svg:viewBox="0 0 20 20" svg:d="M0 20l10-20 10 20z"/>
    <draw:marker draw:name="화살촉_20_2" draw:display-name="화살촉 2" svg:viewBox="0 0 20 20" svg:d="M0 20l10-20 10 20z"/>
    <draw:marker draw:name="화살촉_20_3" draw:display-name="화살촉 3" svg:viewBox="0 0 20 20" svg:d="M0 20l10-20 10 20z"/>
    <draw:marker draw:name="화살촉_20_4" draw:display-name="화살촉 4" svg:viewBox="0 0 20 20" svg:d="M0 20l10-20 10 20z"/>
    <draw:marker draw:name="화살촉_20_5" draw:display-name="화살촉 5" svg:viewBox="0 0 20 20" svg:d="M0 20l10-20 10 20z"/>
    <draw:marker draw:name="화살촉_20_6" draw:display-name="화살촉 6" svg:viewBox="0 0 20 20" svg:d="M0 20l10-20 10 20z"/>
    <draw:marker draw:name="화살촉_20_7" draw:display-name="화살촉 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7T16:28:24.445524554</meta:creation-date>
    <meta:generator>LibreOffice/7.2.1.2$Linux_X86_64 LibreOffice_project/87b77fad49947c1441b67c559c339af8f3517e22</meta:generator>
    <dc:date>2021-10-17T16:52:29.887251069</dc:date>
    <meta:editing-duration>PT24M4S</meta:editing-duration>
    <meta:editing-cycles>14</meta:editing-cycles>
    <meta:document-statistic meta:object-count="13"/>
  </office:meta>
</office:document-meta>
</file>